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81in" svg:height="5.8996in" svg:x="5.0161in" svg:y="0.0189in" draw:caption-point-x="-0.1685in" draw:caption-point-y="-0.015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5in" svg:height="1.026in" svg:x="0.5039in" svg:y="2.2579in" draw:caption-point-x="-0.1685in" draw:caption-point-y="-0.6657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31in" svg:height="1.0346in" svg:x="3.087in" svg:y="2.2579in" draw:caption-point-x="-0.4429in" draw:caption-point-y="-0.6657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96in" svg:height="1.0437in" svg:x="3.5803in" svg:y="2.2579in" draw:caption-point-x="-0.3661in" draw:caption-point-y="-0.6657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11in" svg:height="1.5094in" svg:x="3.8323in" svg:y="2.2579in" draw:caption-point-x="-0.2559in" draw:caption-point-y="-0.6657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106in" svg:height="1.4067in" svg:x="4.3807in" svg:y="2.0173in" draw:caption-point-x="-0.3547in" draw:caption-point-y="-0.4252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54in" svg:height="1.1756in" svg:x="4.4902in" svg:y="2.2579in" draw:caption-point-x="-0.1902in" draw:caption-point-y="-0.6657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31in" svg:height="0.8685in" svg:x="4.9067in" svg:y="2.2579in" draw:caption-point-x="-0.3327in" draw:caption-point-y="-0.6657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46in" svg:height="0.9429in" svg:x="4.7972in" svg:y="2.2579in" draw:caption-point-x="0.0504in" draw:caption-point-y="-0.6657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247058823529412">
            <text:p>25%</text:p>
          </table:table-cell>
          <table:table-cell table:style-name="ce39" table:formula="of:=NETWORKDAYS([.D11];[.E11])" office:value-type="float" office:value="39">
            <text:p>39</text:p>
          </table:table-cell>
          <table:table-cell table:style-name="ce41" table:formula="of:=ROUNDDOWN([.G11]*[.F11];0)" office:value-type="float" office:value="13">
            <text:p>13</text:p>
          </table:table-cell>
          <table:table-cell table:style-name="ce39" table:formula="of:=[.F11]-[.I11]" office:value-type="float" office:value="40">
            <text:p>4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0.8">
            <text:p>80%</text:p>
          </table:table-cell>
          <table:table-cell table:style-name="ce40" table:formula="of:=NETWORKDAYS([.D13];[.E13])" office:value-type="float" office:value="5">
            <text:p>5</text:p>
          </table:table-cell>
          <table:table-cell table:style-name="ce42" table:formula="of:=ROUNDDOWN([.G13]*[.F13];0)" office:value-type="float" office:value="5">
            <text:p>5</text:p>
          </table:table-cell>
          <table:table-cell table:style-name="ce40" table:formula="of:=[.F13]-[.I13]" office:value-type="float" office:value="2">
            <text:p>2</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1">
            <text:p>10%</text:p>
          </table:table-cell>
          <table:table-cell table:style-name="ce40" table:formula="of:=NETWORKDAYS([.D14];[.E14])" office:value-type="float" office:value="22">
            <text:p>22</text:p>
          </table:table-cell>
          <table:table-cell table:style-name="ce42" table:formula="of:=ROUNDDOWN([.G14]*[.F14];0)" office:value-type="float" office:value="3">
            <text:p>3</text:p>
          </table:table-cell>
          <table:table-cell table:style-name="ce40" table:formula="of:=[.F14]-[.I14]" office:value-type="float" office:value="27">
            <text:p>2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19811320754717">
            <text:p>20%</text:p>
          </table:table-cell>
          <table:table-cell table:style-name="ce39" table:formula="of:=NETWORKDAYS([.D16];[.E16])" office:value-type="float" office:value="39">
            <text:p>39</text:p>
          </table:table-cell>
          <table:table-cell table:style-name="ce41" table:formula="of:=ROUNDDOWN([.G16]*[.F16];0)" office:value-type="float" office:value="10">
            <text:p>10</text:p>
          </table:table-cell>
          <table:table-cell table:style-name="ce39" table:formula="of:=[.F16]-[.I16]" office:value-type="float" office:value="43">
            <text:p>4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0.75">
            <text:p>75%</text:p>
          </table:table-cell>
          <table:table-cell table:style-name="ce40" table:formula="of:=NETWORKDAYS([.D17];[.E17])" office:value-type="float" office:value="9">
            <text:p>9</text:p>
          </table:table-cell>
          <table:table-cell table:style-name="ce42" table:formula="of:=ROUNDDOWN([.G17]*[.F17];0)" office:value-type="float" office:value="8">
            <text:p>8</text:p>
          </table:table-cell>
          <table:table-cell table:style-name="ce40" table:formula="of:=[.F17]-[.I17]" office:value-type="float" office:value="3">
            <text:p>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0.15">
            <text:p>15%</text:p>
          </table:table-cell>
          <table:table-cell table:style-name="ce40" table:formula="of:=NETWORKDAYS([.D18];[.E18])" office:value-type="float" office:value="10">
            <text:p>10</text:p>
          </table:table-cell>
          <table:table-cell table:style-name="ce42" table:formula="of:=ROUNDDOWN([.G18]*[.F18];0)" office:value-type="float" office:value="2">
            <text:p>2</text:p>
          </table:table-cell>
          <table:table-cell table:style-name="ce40" table:formula="of:=[.F18]-[.I18]" office:value-type="float" office:value="13">
            <text:p>1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
            <text:p>0%</text:p>
          </table:table-cell>
          <table:table-cell table:style-name="ce40" table:formula="of:=NETWORKDAYS([.D19];[.E19])" office:value-type="float" office:value="7">
            <text:p>7</text:p>
          </table:table-cell>
          <table:table-cell table:style-name="ce42" table:formula="of:=ROUNDDOWN([.G19]*[.F19];0)" office:value-type="float" office:value="0">
            <text:p>0</text:p>
          </table:table-cell>
          <table:table-cell table:style-name="ce40" table:formula="of:=[.F19]-[.I19]"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0357142857142857">
            <text:p>4%</text:p>
          </table:table-cell>
          <table:table-cell table:style-name="ce39" table:formula="of:=NETWORKDAYS([.D21];[.E21])" office:value-type="float" office:value="39">
            <text:p>39</text:p>
          </table:table-cell>
          <table:table-cell table:style-name="ce41" table:formula="of:=ROUNDDOWN([.G21]*[.F21];0)" office:value-type="float" office:value="1">
            <text:p>1</text:p>
          </table:table-cell>
          <table:table-cell table:style-name="ce39" table:formula="of:=[.F21]-[.I21]" office:value-type="float" office:value="52">
            <text:p>52</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1">
            <text:p>10%</text:p>
          </table:table-cell>
          <table:table-cell table:style-name="ce40" table:formula="of:=NETWORKDAYS([.D22];[.E22])" office:value-type="float" office:value="10">
            <text:p>10</text:p>
          </table:table-cell>
          <table:table-cell table:style-name="ce42" table:formula="of:=ROUNDDOWN([.G22]*[.F22];0)" office:value-type="float" office:value="1">
            <text:p>1</text:p>
          </table:table-cell>
          <table:table-cell table:style-name="ce40" table:formula="of:=[.F22]-[.I22]" office:value-type="float" office:value="14">
            <text:p>1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
            <text:p>0%</text:p>
          </table:table-cell>
          <table:table-cell table:style-name="ce40" table:formula="of:=NETWORKDAYS([.D23];[.E23])" office:value-type="float" office:value="5">
            <text:p>5</text:p>
          </table:table-cell>
          <table:table-cell table:style-name="ce42" table:formula="of:=ROUNDDOWN([.G23]*[.F23];0)" office:value-type="float" office:value="0">
            <text:p>0</text:p>
          </table:table-cell>
          <table:table-cell table:style-name="ce40" table:formula="of:=[.F23]-[.I23]"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4];[.E24])" office:value-type="float" office:value="8">
            <text:p>8</text:p>
          </table:table-cell>
          <table:table-cell table:style-name="ce42" table:formula="of:=ROUNDDOWN([.G24]*[.F24];0)" office:value-type="float" office:value="0">
            <text:p>0</text:p>
          </table:table-cell>
          <table:table-cell table:style-name="ce40" table:formula="of:=[.F24]-[.I24]"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152380952380952">
            <text:p>15%</text:p>
          </table:table-cell>
          <table:table-cell table:style-name="ce39" table:formula="of:=NETWORKDAYS([.D26];[.E26])" office:value-type="float" office:value="39">
            <text:p>39</text:p>
          </table:table-cell>
          <table:table-cell table:style-name="ce41" table:formula="of:=ROUNDDOWN([.G26]*[.F26];0)" office:value-type="float" office:value="8">
            <text:p>8</text:p>
          </table:table-cell>
          <table:table-cell table:style-name="ce39" table:formula="of:=[.F26]-[.I26]" office:value-type="float" office:value="45">
            <text:p>45</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0.5">
            <text:p>50%</text:p>
          </table:table-cell>
          <table:table-cell table:style-name="ce40" table:formula="of:=NETWORKDAYS([.D27];[.E27])" office:value-type="float" office:value="9">
            <text:p>9</text:p>
          </table:table-cell>
          <table:table-cell table:style-name="ce42" table:formula="of:=ROUNDDOWN([.G27]*[.F27];0)" office:value-type="float" office:value="5">
            <text:p>5</text:p>
          </table:table-cell>
          <table:table-cell table:style-name="ce40" table:formula="of:=[.F27]-[.I27]" office:value-type="float" office:value="5">
            <text:p>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2">
            <text:p>20%</text:p>
          </table:table-cell>
          <table:table-cell table:style-name="ce40" table:formula="of:=NETWORKDAYS([.D28];[.E28])" office:value-type="float" office:value="11">
            <text:p>11</text:p>
          </table:table-cell>
          <table:table-cell table:style-name="ce42" table:formula="of:=ROUNDDOWN([.G28]*[.F28];0)" office:value-type="float" office:value="3">
            <text:p>3</text:p>
          </table:table-cell>
          <table:table-cell table:style-name="ce40" table:formula="of:=[.F28]-[.I28]" office:value-type="float" office:value="12">
            <text:p>12</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1">
            <text:p>10%</text:p>
          </table:table-cell>
          <table:table-cell table:style-name="ce40" table:formula="of:=NETWORKDAYS([.D29];[.E29])" office:value-type="float" office:value="26">
            <text:p>26</text:p>
          </table:table-cell>
          <table:table-cell table:style-name="ce42" table:formula="of:=ROUNDDOWN([.G29]*[.F29];0)" office:value-type="float" office:value="3">
            <text:p>3</text:p>
          </table:table-cell>
          <table:table-cell table:style-name="ce40" table:formula="of:=[.F29]-[.I29]" office:value-type="float" office:value="34">
            <text:p>3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1">
            <text:p>10%</text:p>
          </table:table-cell>
          <table:table-cell table:style-name="ce40" table:formula="of:=NETWORKDAYS([.D30];[.E30])" office:value-type="float" office:value="31">
            <text:p>31</text:p>
          </table:table-cell>
          <table:table-cell table:style-name="ce42" table:formula="of:=ROUNDDOWN([.G30]*[.F30];0)" office:value-type="float" office:value="4">
            <text:p>4</text:p>
          </table:table-cell>
          <table:table-cell table:style-name="ce40" table:formula="of:=[.F30]-[.I30]" office:value-type="float" office:value="39">
            <text:p>3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2"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3">02/03/2010</text:date>, <text:time>21:46:56</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8</meta:editing-cycles>
    <meta:editing-duration>PT00H43M18S</meta:editing-duration>
    <dc:date>2010-02-03T21:46:56.60</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